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0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0.99pt inset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</style:style>
    <style:style style:name="ce13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000000"/>
    </style:style>
    <style:style style:name="ce15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</style:style>
    <style:style style:name="ce16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c0c0c0"/>
    </style:style>
    <style:style style:name="ce3" style:family="table-cell" style:parent-style-name="Default">
      <style:table-cell-properties fo:border-bottom="0.06pt solid #000000" fo:border-left="0.06pt solid #000000" fo:border-right="0.99pt inset #000000" fo:border-top="0.06pt solid #000000"/>
    </style:style>
    <style:style style:name="ce5" style:family="table-cell" style:parent-style-name="Default">
      <style:table-cell-properties fo:border-bottom="0.06pt solid #000000" fo:border-left="0.99pt inset #000000" fo:border-right="0.99pt inset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99pt inset #000000" fo:border-right="0.99pt inset #000000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fo:border-left="0.99pt inset #000000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99pt inset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Progress</text:p>
          </table:table-cell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Weight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Isolated pawn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</text:p>
          </table:table-cell>
        </table:table-row>
        <table:table-row table:style-name="ro2">
          <table:table-cell/>
          <table:table-cell office:value-type="string" calcext:value-type="string">
            <text:p>Isolated pawns on semiopen file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 to add up to the previous point</text:p>
          </table:table-cell>
        </table:table-row>
        <table:table-row table:style-name="ro2">
          <table:table-cell/>
          <table:table-cell office:value-type="string" calcext:value-type="string">
            <text:p>Doubled pawns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or each pawn beginning with the second on the file, tripled pawns are evaluated as -10</text:p>
          </table:table-cell>
        </table:table-row>
        <table:table-row table:style-name="ro2">
          <table:table-cell table:style-name="ce13"/>
          <table:table-cell office:value-type="string" calcext:value-type="string">
            <text:p>Phala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Phalanga is two pawns on the neighboring files and the same rank. The three neighboring pawns, two phalangs</text:p>
          </table:table-cell>
        </table:table-row>
        <table:table-row table:style-name="ro2">
          <table:table-cell/>
          <table:table-cell office:value-type="string" calcext:value-type="string">
            <text:p>Pawns in the cen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 [20]</text:p>
          </table:table-cell>
        </table:table-row>
        <table:table-row table:style-name="ro2">
          <table:table-cell/>
          <table:table-cell office:value-type="string" calcext:value-type="string">
            <text:p>Pawn 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very attacked square</text:p>
          </table:table-cell>
        </table:table-row>
        <table:table-row table:style-name="ro2">
          <table:table-cell/>
          <table:table-cell office:value-type="string" calcext:value-type="string">
            <text:p>Pawns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very attacked square in the center</text:p>
          </table:table-cell>
        </table:table-row>
        <table:table-row table:style-name="ro2">
          <table:table-cell table:style-name="ce15"/>
          <table:table-cell office:value-type="string" calcext:value-type="string">
            <text:p>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, the strong square is the one, which is attacked by a pawn of one color and never may be attacked by a pawn of opposite color [21]</text:p>
          </table:table-cell>
        </table:table-row>
        <table:table-row table:style-name="ro2">
          <table:table-cell table:style-name="ce15"/>
          <table:table-cell office:value-type="string" calcext:value-type="string">
            <text:p>Backward Pa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pawn, these are pawns behind the strong squares</text:p>
          </table:table-cell>
        </table:table-row>
        <table:table-row table:style-name="ro2">
          <table:table-cell/>
          <table:table-cell office:value-type="string" calcext:value-type="string">
            <text:p>Pawn attacks adjacent to enemy k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16"/>
          <table:table-cell office:value-type="string" calcext:value-type="string">
            <text:p>Pawns blocked by enemy on F and C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f7 and c7 squares, white - on f2 and c2 squares</text:p>
          </table:table-cell>
        </table:table-row>
        <table:table-row table:style-name="ro2">
          <table:table-cell table:style-name="ce15"/>
          <table:table-cell office:value-type="string" calcext:value-type="string">
            <text:p>Pawns block on D and E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d7 and e7 squares, white - on d2 and e2 squares</text:p>
          </table:table-cell>
        </table:table-row>
        <table:table-row table:style-name="ro2">
          <table:table-cell table:style-name="ce13"/>
          <table:table-cell office:value-type="string" calcext:value-type="string">
            <text:p>Bishop/knight attacks on enemy rook/que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 on seventh r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12"/>
          <table:table-cell office:value-type="string" calcext:value-type="string">
            <text:p>Rook on seventh in endgam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Profitable attacks on bound enemy piece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Double profitable attacks</text:p>
          </table:table-cell>
          <table:table-cell office:value-type="string" calcext:value-type="string">
            <text:p>10 000</text:p>
          </table:table-cell>
          <table:table-cell office:value-type="string" calcext:value-type="string">
            <text:p>on the pieces of the enemy</text:p>
          </table:table-cell>
        </table:table-row>
        <table:table-row table:style-name="ro2">
          <table:table-cell/>
          <table:table-cell office:value-type="string" calcext:value-type="string">
            <text:p>Bishops and knights at initial squares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or each piece</text:p>
          </table:table-cell>
        </table:table-row>
        <table:table-row table:style-name="ro2">
          <table:table-cell table:style-name="ce15"/>
          <table:table-cell office:value-type="string" calcext:value-type="string">
            <text:p>Knight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Bishop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Kings opposition in endgam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Rooks on open fi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or every rook</text:p>
          </table:table-cell>
        </table:table-row>
        <table:table-row table:style-name="ro2">
          <table:table-cell/>
          <table:table-cell office:value-type="string" calcext:value-type="string">
            <text:p>Rooks on semiopen fi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 each rook</text:p>
          </table:table-cell>
        </table:table-row>
        <table:table-row table:style-name="ro2">
          <table:table-cell/>
          <table:table-cell office:value-type="string" calcext:value-type="string">
            <text:p>Rooks attacks on open fil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attacks on semiopen fi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wo bishops exis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 and Queen exi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s in the cent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s attacked by bisho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Bound piec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behind passed pawns</text:p>
          </table:table-cell>
          <table:table-cell office:value-type="string" calcext:value-type="string">
            <text:p>30/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right lost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mad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 attacks an enemy piec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en's mobility from the king squar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t characterize king's security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adjacent to king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on a 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ieces mo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3"/>
          <table:table-cell office:value-type="string" calcext:value-type="string">
            <text:p>Passed pawn blocks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Profitable attacks on passed pawn blo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3"/>
          <table:table-cell office:value-type="string" calcext:value-type="string">
            <text:p>Attacks on passed pawns trajecto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3"/>
          <table:table-cell office:value-type="string" calcext:value-type="string">
            <text:p>King distance from passed pawns in the endgam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3"/>
          <table:table-cell office:value-type="string" calcext:value-type="string">
            <text:p>King distance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King distance from center</text:p>
          </table:table-cell>
          <table:table-cell office:value-type="float" office:value="-200" calcext:value-type="float">
            <text:p>-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6:29:26.199526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7:30:04.319613535</meta:creation-date>
    <dc:date>2021-02-11T17:43:47.083499235</dc:date>
    <meta:editing-duration>PT8H45M</meta:editing-duration>
    <meta:editing-cycles>31</meta:editing-cycles>
    <meta:generator>LibreOffice/7.1.0.3$Linux_X86_64 LibreOffice_project/10$Build-3</meta:generator>
    <meta:document-statistic meta:table-count="1" meta:cell-count="118" meta:object-count="0"/>
  </office:meta>
</office:document-meta>
</file>